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22cm" fo:min-width="2.4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.5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7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.285cm"/>
    </style:style>
    <style:style style:name="gr6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1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4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14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8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62cm" svg:height="1.972cm" svg:x="3.934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962cm" svg:height="1.972cm" svg:x="9.476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2.216cm" svg:height="1.108cm" svg:x="6.882cm" svg:y="7.7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" draw:layer="layout" svg:width="1.251cm" svg:height="1.119cm" svg:x="4.924cm" svg:y="4.026cm">
          <draw:text-box>
            <text:p>x</text:p>
          </draw:text-box>
        </draw:frame>
        <draw:frame draw:style-name="gr4" draw:text-style-name="P3" draw:layer="layout" svg:width="0.761cm" svg:height="1.022cm" svg:x="10.559cm" svg:y="4.126cm">
          <draw:text-box>
            <text:p><text:span text:style-name="T1">g</text:span></text:p>
          </draw:text-box>
        </draw:frame>
        <draw:custom-shape draw:style-name="gr5" draw:text-style-name="P1" xml:id="id4" draw:id="id4" draw:layer="layout" svg:width="1.109cm" svg:height="1.109cm" svg:x="15.077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2.431cm" svg:y1="4.491cm" svg:x2="15.13cm" svg:y2="4.491cm">
          <text:p/>
        </draw:line>
        <draw:frame draw:style-name="gr7" draw:text-style-name="P6" draw:layer="layout" svg:width="1.589cm" svg:height="1.12cm" svg:x="15.168cm" svg:y="4.121cm">
          <draw:text-box>
            <text:p text:style-name="P5">ge?</text:p>
          </draw:text-box>
        </draw:frame>
        <draw:frame draw:style-name="gr8" draw:text-style-name="P7" draw:layer="layout" svg:width="1.642cm" svg:height="0.806cm" svg:x="7.474cm" svg:y="7.796cm">
          <draw:text-box>
            <text:p><text:span text:style-name="T2">im</text:span></text:p>
          </draw:text-box>
        </draw:frame>
        <draw:frame draw:style-name="gr9" draw:text-style-name="P8" draw:layer="layout" svg:width="1.311cm" svg:height="0.569cm" svg:x="10.942cm" svg:y="5.762cm">
          <draw:text-box>
            <text:p><text:span text:style-name="T3">g&lt;--im</text:span></text:p>
          </draw:text-box>
        </draw:frame>
        <draw:connector draw:style-name="gr10" draw:text-style-name="P4" draw:layer="layout" svg:x1="5.415cm" svg:y1="5.599cm" svg:x2="7.99cm" svg:y2="7.708cm" draw:start-shape="id1" draw:start-glue-point="2" draw:end-shape="id2" draw:end-glue-point="7" svg:d="M5415 5599v1055h2575v1054" svg:viewBox="0 0 2576 2110">
          <text:p/>
        </draw:connector>
        <draw:connector draw:style-name="gr11" draw:text-style-name="P4" draw:layer="layout" svg:x1="10.957cm" svg:y1="5.599cm" svg:x2="7.99cm" svg:y2="7.708cm" draw:start-shape="id3" draw:start-glue-point="2" draw:end-shape="id2" draw:end-glue-point="7" svg:d="M10957 5599v1055h-2967v1054" svg:viewBox="0 0 2968 2110">
          <text:p/>
        </draw:connector>
        <draw:line draw:style-name="gr12" draw:text-style-name="P4" draw:layer="layout" svg:x1="8.383cm" svg:y1="6.651cm" svg:x2="8.383cm" svg:y2="7.692cm">
          <text:p/>
        </draw:line>
        <draw:connector draw:style-name="gr13" draw:text-style-name="P4" draw:layer="layout" svg:x1="7.99cm" svg:y1="8.816cm" svg:x2="10.957cm" svg:y2="5.599cm" draw:start-shape="id2" draw:start-glue-point="5" draw:end-shape="id3" draw:end-glue-point="2" svg:d="M7990 8816v502h2967v-3719" svg:viewBox="0 0 2968 3720">
          <text:p/>
        </draw:connector>
        <draw:g>
          <draw:custom-shape draw:style-name="gr14" draw:text-style-name="P1" draw:layer="layout" svg:width="0.266cm" svg:height="0.266cm" svg:x="10.831cm" svg:y="5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6" draw:layer="layout" svg:width="0.68cm" svg:height="0.645cm" svg:x="10.627cm" svg:y="5.77cm">
            <draw:text-box>
              <text:p><text:span text:style-name="T4">x</text:span></text:p>
            </draw:text-box>
          </draw:frame>
        </draw:g>
        <draw:connector draw:style-name="gr16" draw:text-style-name="P4" draw:layer="layout" svg:x1="5.415cm" svg:y1="3.627cm" svg:x2="15.632cm" svg:y2="3.921cm" draw:start-shape="id1" draw:start-glue-point="0" draw:end-shape="id4" draw:end-glue-point="4" svg:d="M5415 3627v-501h10217v795" svg:viewBox="0 0 10218 7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4-05-18T13:28:47.437602028</dc:date>
    <meta:editing-duration>PT32M58S</meta:editing-duration>
    <meta:editing-cycles>6</meta:editing-cycles>
    <meta:generator>LibreOffice/7.4.7.2$Linux_X86_64 LibreOffice_project/40$Build-2</meta:generator>
    <meta:document-statistic meta:object-count="18"/>
  </office:meta>
</office:document-meta>
</file>